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dbeef4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f2dcdb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f2dcdb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Excel_20_Built-in_20_Normal" style:data-style-name="N8127">
      <style:table-cell-properties fo:background-color="#ebf1d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f2dcdb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fo:background-color="#f2dcdb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Normal_20_2">
      <style:table-cell-properties fo:background-color="#ccffff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Normal_20_2">
      <style:table-cell-properties fo:background-color="#b7dee8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Normal_20_2" style:data-style-name="N116">
      <style:table-cell-properties fo:background-color="#b7dee8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ccffff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20_Built-in_20_Normal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Excel_20_Built-in_20_Normal">
      <style:table-cell-properties fo:background-color="#ffff99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fo:background-color="#ffff99"/>
      <style:text-properties style:font-name="Times New Roman"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Excel_20_Built-in_20_Normal">
      <style:text-properties style:font-name="Times New Roman"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8" table:default-cell-style-name="ce5"/>
        <table:table-column table:style-name="co3" table:number-columns-repeated="2" table:default-cell-style-name="ce5"/>
        <table:table-column table:style-name="co4" table:number-columns-repeated="6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3" table:number-columns-repeated="1004" table:default-cell-style-name="ce5"/>
        <table:table-row table:style-name="ro1">
          <table:table-cell table:style-name="ce1" office:value-type="string" table:number-columns-spanned="11" table:number-rows-spanned="1">
            <text:p>Pagrindiniai testai</text:p>
          </table:table-cell>
          <table:covered-table-cell table:number-columns-repeated="10" table:style-name="ce6"/>
          <table:table-cell table:style-name="ce14" office:value-type="string" table:number-columns-spanned="9" table:number-rows-spanned="1">
            <text:p>Papildomi testai</text:p>
          </table:table-cell>
          <table:covered-table-cell table:number-columns-repeated="8"/>
          <table:table-cell table:number-columns-repeated="1004"/>
        </table:table-row>
        <table:table-row table:style-name="ro1">
          <table:table-cell table:style-name="ce1" office:value-type="string" table:number-columns-spanned="11" table:number-rows-spanned="1">
            <text:p>Pradinis testas iš arti 4 kartus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style-name="ce15" office:value-type="float" office:value="1500">
            <text:p>1500</text:p>
          </table:table-cell>
          <table:table-cell table:style-name="ce15" office:value-type="float" office:value="3000">
            <text:p>3000</text:p>
          </table:table-cell>
          <table:table-cell table:style-name="ce15" office:value-type="float" office:value="3500">
            <text:p>3500</text:p>
          </table:table-cell>
          <table:table-cell table:style-name="ce15" office:value-type="float" office:value="4000">
            <text:p>4000</text:p>
          </table:table-cell>
          <table:table-cell table:number-columns-repeated="1009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office:value-type="float" office:value="0.0168448405">
            <text:p>0.0168448405</text:p>
          </table:table-cell>
          <table:table-cell office:value-type="float" office:value="0.016849221">
            <text:p>0.016849221</text:p>
          </table:table-cell>
          <table:table-cell office:value-type="float" office:value="0.0168556395">
            <text:p>0.0168556395</text:p>
          </table:table-cell>
          <table:table-cell office:value-type="float" office:value="0.0168749715">
            <text:p>0.0168749715</text:p>
          </table:table-cell>
          <table:table-cell office:value-type="float" office:value="0.0168493715">
            <text:p>0.0168493715</text:p>
          </table:table-cell>
          <table:table-cell office:value-type="float" office:value="0.0168684765">
            <text:p>0.0168684765</text:p>
          </table:table-cell>
          <table:table-cell office:value-type="float" office:value="0.016849145">
            <text:p>0.016849145</text:p>
          </table:table-cell>
          <table:table-cell office:value-type="float" office:value="0.2885622">
            <text:p>0.2885622</text:p>
          </table:table-cell>
          <table:table-cell table:number-columns-repeated="2" office:value-type="float" office:value="1">
            <text:p>1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office:value-type="float" office:value="0.0168558655">
            <text:p>0.0168558655</text:p>
          </table:table-cell>
          <table:table-cell office:value-type="float" office:value="0.0168896975">
            <text:p>0.0168896975</text:p>
          </table:table-cell>
          <table:table-cell office:value-type="float" office:value="0.0168447655">
            <text:p>0.0168447655</text:p>
          </table:table-cell>
          <table:table-cell office:value-type="float" office:value="0.016849145">
            <text:p>0.016849145</text:p>
          </table:table-cell>
          <table:table-cell office:value-type="float" office:value="0.016953584">
            <text:p>0.016953584</text:p>
          </table:table-cell>
          <table:table-cell office:value-type="float" office:value="0.0167671345">
            <text:p>0.0167671345</text:p>
          </table:table-cell>
          <table:table-cell office:value-type="float" office:value="0.0167907705">
            <text:p>0.0167907705</text:p>
          </table:table-cell>
          <table:table-cell table:number-columns-repeated="3" office:value-type="float" office:value="1">
            <text:p>1</text:p>
          </table:table-cell>
          <table:table-cell table:style-name="ce15" office:value-type="string">
            <text:p>0,01824122</text:p>
          </table:table-cell>
          <table:table-cell table:style-name="ce15" office:value-type="string">
            <text:p>0,01789279</text:p>
          </table:table-cell>
          <table:table-cell table:style-name="ce15" office:value-type="string">
            <text:p>0,14179572</text:p>
          </table:table-cell>
          <table:table-cell table:style-name="ce15"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office:value-type="float" office:value="0.0168689295">
            <text:p>0.0168689295</text:p>
          </table:table-cell>
          <table:table-cell office:value-type="float" office:value="0.016841366">
            <text:p>0.016841366</text:p>
          </table:table-cell>
          <table:table-cell office:value-type="float" office:value="0.0167051355">
            <text:p>0.0167051355</text:p>
          </table:table-cell>
          <table:table-cell office:value-type="float" office:value="0.016846955">
            <text:p>0.016846955</text:p>
          </table:table-cell>
          <table:table-cell office:value-type="float" office:value="0.0167718925">
            <text:p>0.0167718925</text:p>
          </table:table-cell>
          <table:table-cell office:value-type="float" office:value="0.016754448">
            <text:p>0.016754448</text:p>
          </table:table-cell>
          <table:table-cell office:value-type="float" office:value="0.0168119155">
            <text:p>0.0168119155</text:p>
          </table:table-cell>
          <table:table-cell table:number-columns-repeated="3" office:value-type="float" office:value="1">
            <text:p>1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office:value-type="float" office:value="0.016840385">
            <text:p>0.016840385</text:p>
          </table:table-cell>
          <table:table-cell office:value-type="float" office:value="0.0169263225">
            <text:p>0.0169263225</text:p>
          </table:table-cell>
          <table:table-cell office:value-type="float" office:value="0.0168492205">
            <text:p>0.0168492205</text:p>
          </table:table-cell>
          <table:table-cell office:value-type="float" office:value="0.016828076">
            <text:p>0.016828076</text:p>
          </table:table-cell>
          <table:table-cell office:value-type="float" office:value="0.0168489185">
            <text:p>0.0168489185</text:p>
          </table:table-cell>
          <table:table-cell office:value-type="float" office:value="0.0168788225">
            <text:p>0.0168788225</text:p>
          </table:table-cell>
          <table:table-cell office:value-type="float" office:value="0.016849296">
            <text:p>0.016849296</text:p>
          </table:table-cell>
          <table:table-cell table:number-columns-repeated="3" office:value-type="float" office:value="1">
            <text:p>1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Pradinis testas iš arti 16 kartų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style-name="ce15" office:value-type="float" office:value="1100">
            <text:p>1100</text:p>
          </table:table-cell>
          <table:table-cell table:style-name="ce15" office:value-type="float" office:value="1200">
            <text:p>1200</text:p>
          </table:table-cell>
          <table:table-cell table:style-name="ce15" office:value-type="float" office:value="1225">
            <text:p>1225</text:p>
          </table:table-cell>
          <table:table-cell table:style-name="ce15" office:value-type="float" office:value="1250">
            <text:p>1250</text:p>
          </table:table-cell>
          <table:table-cell table:style-name="ce15" office:value-type="float" office:value="1275">
            <text:p>1275</text:p>
          </table:table-cell>
          <table:table-cell table:style-name="ce15" office:value-type="float" office:value="1300">
            <text:p>1300</text:p>
          </table:table-cell>
          <table:table-cell table:style-name="ce15" office:value-type="float" office:value="1400">
            <text:p>1400</text:p>
          </table:table-cell>
          <table:table-cell table:style-name="ce15" office:value-type="float" office:value="1500">
            <text:p>1500</text:p>
          </table:table-cell>
          <table:table-cell table:number-columns-repeated="1005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style-name="ce9" office:value-type="float" office:value="0.01453242725">
            <text:p>0.0145324273</text:p>
          </table:table-cell>
          <table:table-cell table:style-name="ce9" office:value-type="float" office:value="0.016848735">
            <text:p>0.016848735</text:p>
          </table:table-cell>
          <table:table-cell table:style-name="ce9" office:value-type="float" office:value="0.01479318375">
            <text:p>0.0147931838</text:p>
          </table:table-cell>
          <table:table-cell table:style-name="ce9" office:value-type="float" office:value="0.0168489625">
            <text:p>0.0168489625</text:p>
          </table:table-cell>
          <table:table-cell table:style-name="ce9" office:value-type="float" office:value="0.01684934">
            <text:p>0.01684934</text:p>
          </table:table-cell>
          <table:table-cell table:style-name="ce9" office:value-type="float" office:value="0.017160015">
            <text:p>0.017160015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9" office:value-type="float" office:value="0.011296477">
            <text:p>0.011296477</text:p>
          </table:table-cell>
          <table:table-cell table:style-name="ce9" office:value-type="float" office:value="0.0147906925">
            <text:p>0.0147906925</text:p>
          </table:table-cell>
          <table:table-cell table:style-name="ce9" office:value-type="float" office:value="0.01465566775">
            <text:p>0.0146556678</text:p>
          </table:table-cell>
          <table:table-cell table:style-name="ce9" office:value-type="float" office:value="0.0124318655">
            <text:p>0.0124318655</text:p>
          </table:table-cell>
          <table:table-cell table:style-name="ce9" office:value-type="float" office:value="0.0168489625">
            <text:p>0.0168489625</text:p>
          </table:table-cell>
          <table:table-cell table:style-name="ce9" office:value-type="float" office:value="0.01685153125">
            <text:p>0.0168515313</text:p>
          </table:table-cell>
          <table:table-cell table:number-columns-repeated="4" table:style-name="ce9" office:value-type="float" office:value="1">
            <text:p>1</text:p>
          </table:table-cell>
          <table:table-cell table:style-name="ce15" office:value-type="string">
            <text:p>0,01744936</text:p>
          </table:table-cell>
          <table:table-cell table:style-name="ce15" office:value-type="string">
            <text:p>0,01694907</text:p>
          </table:table-cell>
          <table:table-cell table:style-name="ce15" office:value-type="string">
            <text:p>0,0176596</text:p>
          </table:table-cell>
          <table:table-cell table:style-name="ce15" office:value-type="string">
            <text:p>0,12008424</text:p>
          </table:table-cell>
          <table:table-cell table:style-name="ce15" office:value-type="string">
            <text:p>0,13258424</text:p>
          </table:table-cell>
          <table:table-cell table:style-name="ce15" office:value-type="string">
            <text:p>0,38784168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table:style-name="ce9" office:value-type="float" office:value="0.014320148875">
            <text:p>0.0143201489</text:p>
          </table:table-cell>
          <table:table-cell table:style-name="ce9" office:value-type="float" office:value="0.012318439375">
            <text:p>0.0123184394</text:p>
          </table:table-cell>
          <table:table-cell table:style-name="ce9" office:value-type="float" office:value="0.01484325125">
            <text:p>0.0148432513</text:p>
          </table:table-cell>
          <table:table-cell table:style-name="ce9" office:value-type="float" office:value="0.016753585">
            <text:p>0.016753585</text:p>
          </table:table-cell>
          <table:table-cell table:style-name="ce9" office:value-type="float" office:value="0.016849415">
            <text:p>0.016849415</text:p>
          </table:table-cell>
          <table:table-cell table:style-name="ce9" office:value-type="float" office:value="0.01684903875">
            <text:p>0.0168490388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table:style-name="ce9" office:value-type="float" office:value="0.01407072075">
            <text:p>0.0140707208</text:p>
          </table:table-cell>
          <table:table-cell table:style-name="ce9" office:value-type="float" office:value="0.014421267625">
            <text:p>0.0144212676</text:p>
          </table:table-cell>
          <table:table-cell table:style-name="ce9" office:value-type="float" office:value="0.01253026275">
            <text:p>0.0125302628</text:p>
          </table:table-cell>
          <table:table-cell table:style-name="ce9" office:value-type="float" office:value="0.01688626875">
            <text:p>0.0168862688</text:p>
          </table:table-cell>
          <table:table-cell table:style-name="ce9" office:value-type="float" office:value="0.0168488125">
            <text:p>0.0168488125</text:p>
          </table:table-cell>
          <table:table-cell table:style-name="ce9" office:value-type="float" office:value="0.016842545">
            <text:p>0.016842545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Pradinis testas iš toli 4 kartus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style-name="ce9" office:value-type="float" office:value="0.0168448855">
            <text:p>0.0168448855</text:p>
          </table:table-cell>
          <table:table-cell table:style-name="ce9" office:value-type="float" office:value="0.016848208">
            <text:p>0.016848208</text:p>
          </table:table-cell>
          <table:table-cell table:style-name="ce9" office:value-type="float" office:value="0.016918589">
            <text:p>0.016918589</text:p>
          </table:table-cell>
          <table:table-cell table:style-name="ce9" office:value-type="float" office:value="0.0168491895">
            <text:p>0.0168491895</text:p>
          </table:table-cell>
          <table:table-cell table:style-name="ce9" office:value-type="float" office:value="0.0167008">
            <text:p>0.0167008</text:p>
          </table:table-cell>
          <table:table-cell table:style-name="ce9" office:value-type="float" office:value="0.016849567">
            <text:p>0.016849567</text:p>
          </table:table-cell>
          <table:table-cell table:style-name="ce9" office:value-type="float" office:value="0.0179928835">
            <text:p>0.0179928835</text:p>
          </table:table-cell>
          <table:table-cell table:style-name="ce9" office:value-type="float" office:value="0.4960316">
            <text:p>0.4960316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9" office:value-type="float" office:value="0.016768161">
            <text:p>0.016768161</text:p>
          </table:table-cell>
          <table:table-cell table:style-name="ce9" office:value-type="float" office:value="0.0168503225">
            <text:p>0.0168503225</text:p>
          </table:table-cell>
          <table:table-cell table:style-name="ce9" office:value-type="float" office:value="0.016876527">
            <text:p>0.016876527</text:p>
          </table:table-cell>
          <table:table-cell table:style-name="ce9" office:value-type="float" office:value="0.016832878">
            <text:p>0.016832878</text:p>
          </table:table-cell>
          <table:table-cell table:style-name="ce9" office:value-type="float" office:value="0.0168898175">
            <text:p>0.0168898175</text:p>
          </table:table-cell>
          <table:table-cell table:style-name="ce9" office:value-type="float" office:value="0.016846924">
            <text:p>0.016846924</text:p>
          </table:table-cell>
          <table:table-cell table:style-name="ce9" office:value-type="float" office:value="0.0168491895">
            <text:p>0.016849189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table:style-name="ce9" office:value-type="float" office:value="0.016849265">
            <text:p>0.016849265</text:p>
          </table:table-cell>
          <table:table-cell table:style-name="ce9" office:value-type="float" office:value="0.0168491895">
            <text:p>0.0168491895</text:p>
          </table:table-cell>
          <table:table-cell table:style-name="ce9" office:value-type="float" office:value="0.0169639745">
            <text:p>0.0169639745</text:p>
          </table:table-cell>
          <table:table-cell table:style-name="ce9" office:value-type="float" office:value="0.0168538715">
            <text:p>0.0168538715</text:p>
          </table:table-cell>
          <table:table-cell table:style-name="ce9" office:value-type="float" office:value="0.0168492655">
            <text:p>0.0168492655</text:p>
          </table:table-cell>
          <table:table-cell table:style-name="ce9" office:value-type="float" office:value="0.0167935335">
            <text:p>0.0167935335</text:p>
          </table:table-cell>
          <table:table-cell table:style-name="ce9" office:value-type="float" office:value="0.016947436">
            <text:p>0.016947436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table:style-name="ce9" office:value-type="float" office:value="0.0168088645">
            <text:p>0.0168088645</text:p>
          </table:table-cell>
          <table:table-cell table:style-name="ce9" office:value-type="float" office:value="0.016846924">
            <text:p>0.016846924</text:p>
          </table:table-cell>
          <table:table-cell table:style-name="ce9" office:value-type="float" office:value="0.0168744875">
            <text:p>0.0168744875</text:p>
          </table:table-cell>
          <table:table-cell table:style-name="ce9" office:value-type="float" office:value="0.016805919">
            <text:p>0.016805919</text:p>
          </table:table-cell>
          <table:table-cell table:style-name="ce9" office:value-type="float" office:value="0.0168490385">
            <text:p>0.0168490385</text:p>
          </table:table-cell>
          <table:table-cell table:style-name="ce9" office:value-type="float" office:value="0.016851833">
            <text:p>0.016851833</text:p>
          </table:table-cell>
          <table:table-cell table:style-name="ce9" office:value-type="float" office:value="0.0168494165">
            <text:p>0.016849416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Pakeistas OnTrrigerStay iš arti 4 kartus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style-name="ce9" office:value-type="float" office:value="0.016715935">
            <text:p>0.016715935</text:p>
          </table:table-cell>
          <table:table-cell table:style-name="ce9" office:value-type="float" office:value="0.016776272">
            <text:p>0.016776272</text:p>
          </table:table-cell>
          <table:table-cell table:style-name="ce9" office:value-type="float" office:value="0.016849221">
            <text:p>0.016849221</text:p>
          </table:table-cell>
          <table:table-cell table:style-name="ce9" office:value-type="float" office:value="0.0167987755">
            <text:p>0.0167987755</text:p>
          </table:table-cell>
          <table:table-cell table:style-name="ce9" office:value-type="float" office:value="0.016849145">
            <text:p>0.016849145</text:p>
          </table:table-cell>
          <table:table-cell table:style-name="ce9" office:value-type="float" office:value="0.016847182">
            <text:p>0.016847182</text:p>
          </table:table-cell>
          <table:table-cell table:style-name="ce9" office:value-type="float" office:value="0.016849145">
            <text:p>0.016849145</text:p>
          </table:table-cell>
          <table:table-cell table:style-name="ce9" office:value-type="float" office:value="0.04919215">
            <text:p>0.04919215</text:p>
          </table:table-cell>
          <table:table-cell table:style-name="ce9" office:value-type="float" office:value="0.113580995">
            <text:p>0.113580995</text:p>
          </table:table-cell>
          <table:table-cell table:style-name="ce9" office:value-type="float" office:value="0.40801345">
            <text:p>0.4080134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9" office:value-type="float" office:value="0.016849371">
            <text:p>0.016849371</text:p>
          </table:table-cell>
          <table:table-cell table:style-name="ce9" office:value-type="float" office:value="0.0168493715">
            <text:p>0.0168493715</text:p>
          </table:table-cell>
          <table:table-cell table:style-name="ce9" office:value-type="float" office:value="0.01681116">
            <text:p>0.01681116</text:p>
          </table:table-cell>
          <table:table-cell table:style-name="ce9" office:value-type="float" office:value="0.0168396295">
            <text:p>0.0168396295</text:p>
          </table:table-cell>
          <table:table-cell table:style-name="ce9" office:value-type="float" office:value="0.016801872">
            <text:p>0.016801872</text:p>
          </table:table-cell>
          <table:table-cell table:style-name="ce9" office:value-type="float" office:value="0.0168495225">
            <text:p>0.0168495225</text:p>
          </table:table-cell>
          <table:table-cell table:style-name="ce9" office:value-type="float" office:value="0.01684922">
            <text:p>0.01684922</text:p>
          </table:table-cell>
          <table:table-cell table:style-name="ce9" office:value-type="float" office:value="0.058977065">
            <text:p>0.058977065</text:p>
          </table:table-cell>
          <table:table-cell table:style-name="ce9" office:value-type="float" office:value="0.098244515">
            <text:p>0.098244515</text:p>
          </table:table-cell>
          <table:table-cell table:style-name="ce9" office:value-type="float" office:value="0.57915715">
            <text:p>0.5791571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table:style-name="ce9" office:value-type="float" office:value="0.0168492205">
            <text:p>0.0168492205</text:p>
          </table:table-cell>
          <table:table-cell table:style-name="ce9" office:value-type="float" office:value="0.0169913415">
            <text:p>0.0169913415</text:p>
          </table:table-cell>
          <table:table-cell table:style-name="ce9" office:value-type="float" office:value="0.016848692">
            <text:p>0.016848692</text:p>
          </table:table-cell>
          <table:table-cell table:style-name="ce9" office:value-type="float" office:value="0.0168490695">
            <text:p>0.0168490695</text:p>
          </table:table-cell>
          <table:table-cell table:style-name="ce9" office:value-type="float" office:value="0.0167851825">
            <text:p>0.0167851825</text:p>
          </table:table-cell>
          <table:table-cell table:style-name="ce9" office:value-type="float" office:value="0.016728319">
            <text:p>0.016728319</text:p>
          </table:table-cell>
          <table:table-cell table:style-name="ce9" office:value-type="float" office:value="0.0168489935">
            <text:p>0.0168489935</text:p>
          </table:table-cell>
          <table:table-cell table:style-name="ce9" office:value-type="float" office:value="0.08058372">
            <text:p>0.08058372</text:p>
          </table:table-cell>
          <table:table-cell table:style-name="ce9" office:value-type="float" office:value="0.15947551">
            <text:p>0.15947551</text:p>
          </table:table-cell>
          <table:table-cell table:style-name="ce9" office:value-type="float" office:value="0.49637275">
            <text:p>0.4963727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table:style-name="ce9" office:value-type="float" office:value="0.01684922">
            <text:p>0.01684922</text:p>
          </table:table-cell>
          <table:table-cell table:style-name="ce9" office:value-type="float" office:value="0.0166588445">
            <text:p>0.0166588445</text:p>
          </table:table-cell>
          <table:table-cell table:style-name="ce9" office:value-type="float" office:value="0.0168492215">
            <text:p>0.0168492215</text:p>
          </table:table-cell>
          <table:table-cell table:style-name="ce9" office:value-type="float" office:value="0.0168486915">
            <text:p>0.0168486915</text:p>
          </table:table-cell>
          <table:table-cell table:style-name="ce9" office:value-type="float" office:value="0.0168886395">
            <text:p>0.0168886395</text:p>
          </table:table-cell>
          <table:table-cell table:style-name="ce9" office:value-type="float" office:value="0.0168492955">
            <text:p>0.0168492955</text:p>
          </table:table-cell>
          <table:table-cell table:style-name="ce9" office:value-type="float" office:value="0.0168929445">
            <text:p>0.0168929445</text:p>
          </table:table-cell>
          <table:table-cell table:style-name="ce9" office:value-type="float" office:value="0.08440144">
            <text:p>0.08440144</text:p>
          </table:table-cell>
          <table:table-cell table:style-name="ce9" office:value-type="float" office:value="0.1490182">
            <text:p>0.1490182</text:p>
          </table:table-cell>
          <table:table-cell table:style-name="ce9" office:value-type="float" office:value="0.47566795">
            <text:p>0.4756679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Pakeistas OnTrrigerStay iš arti 16 kartų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style-name="ce9" office:value-type="float" office:value="0.01450436975">
            <text:p>0.0145043698</text:p>
          </table:table-cell>
          <table:table-cell table:style-name="ce9" office:value-type="float" office:value="0.01679711375">
            <text:p>0.0167971138</text:p>
          </table:table-cell>
          <table:table-cell table:style-name="ce9" office:value-type="float" office:value="0.01696347625">
            <text:p>0.0169634763</text:p>
          </table:table-cell>
          <table:table-cell table:style-name="ce9" office:value-type="float" office:value="0.01684906875">
            <text:p>0.0168490688</text:p>
          </table:table-cell>
          <table:table-cell table:style-name="ce9" office:value-type="float" office:value="0.01684937125">
            <text:p>0.0168493713</text:p>
          </table:table-cell>
          <table:table-cell table:style-name="ce9" office:value-type="float" office:value="0.01686492875">
            <text:p>0.0168649288</text:p>
          </table:table-cell>
          <table:table-cell table:style-name="ce9" office:value-type="float" office:value="0.02332865">
            <text:p>0.02332865</text:p>
          </table:table-cell>
          <table:table-cell table:style-name="ce9" office:value-type="float" office:value="0.260862025">
            <text:p>0.260862025</text:p>
          </table:table-cell>
          <table:table-cell table:style-name="ce9" office:value-type="float" office:value="0.299100275">
            <text:p>0.299100275</text:p>
          </table:table-cell>
          <table:table-cell table:style-name="ce9" office:value-type="float" office:value="0.2590255375">
            <text:p>0.259025537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9" office:value-type="float" office:value="0.0114136485">
            <text:p>0.0114136485</text:p>
          </table:table-cell>
          <table:table-cell table:style-name="ce9" office:value-type="float" office:value="0.01224485525">
            <text:p>0.0122448553</text:p>
          </table:table-cell>
          <table:table-cell table:style-name="ce9" office:value-type="float" office:value="0.01245607375">
            <text:p>0.0124560738</text:p>
          </table:table-cell>
          <table:table-cell table:style-name="ce9" office:value-type="float" office:value="0.01679537625">
            <text:p>0.0167953763</text:p>
          </table:table-cell>
          <table:table-cell table:style-name="ce9" office:value-type="float" office:value="0.0168496725">
            <text:p>0.0168496725</text:p>
          </table:table-cell>
          <table:table-cell table:style-name="ce9" office:value-type="float" office:value="0.01685178875">
            <text:p>0.0168517888</text:p>
          </table:table-cell>
          <table:table-cell table:style-name="ce9" office:value-type="float" office:value="0.0250995775">
            <text:p>0.0250995775</text:p>
          </table:table-cell>
          <table:table-cell table:style-name="ce9" office:value-type="float" office:value="0.176835825">
            <text:p>0.176835825</text:p>
          </table:table-cell>
          <table:table-cell table:style-name="ce9" office:value-type="float" office:value="0.54306245">
            <text:p>0.54306245</text:p>
          </table:table-cell>
          <table:table-cell table:style-name="ce9" office:value-type="float" office:value="0.925607">
            <text:p>0.925607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table:style-name="ce9" office:value-type="float" office:value="0.012241154125">
            <text:p>0.0122411541</text:p>
          </table:table-cell>
          <table:table-cell table:style-name="ce9" office:value-type="float" office:value="0.012254144375">
            <text:p>0.0122541444</text:p>
          </table:table-cell>
          <table:table-cell table:style-name="ce9" office:value-type="float" office:value="0.01257161275">
            <text:p>0.0125716128</text:p>
          </table:table-cell>
          <table:table-cell table:style-name="ce9" office:value-type="float" office:value="0.01260687825">
            <text:p>0.0126068783</text:p>
          </table:table-cell>
          <table:table-cell table:style-name="ce9" office:value-type="float" office:value="0.01684959875">
            <text:p>0.0168495988</text:p>
          </table:table-cell>
          <table:table-cell table:style-name="ce9" office:value-type="float" office:value="0.016911295">
            <text:p>0.016911295</text:p>
          </table:table-cell>
          <table:table-cell table:style-name="ce9" office:value-type="float" office:value="0.01968197875">
            <text:p>0.0196819788</text:p>
          </table:table-cell>
          <table:table-cell table:style-name="ce9" office:value-type="float" office:value="0.1850503875">
            <text:p>0.1850503875</text:p>
          </table:table-cell>
          <table:table-cell table:style-name="ce9" office:value-type="float" office:value="0.7586435">
            <text:p>0.7586435</text:p>
          </table:table-cell>
          <table:table-cell table:style-name="ce9" office:value-type="float" office:value="0.82127575">
            <text:p>0.8212757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table:style-name="ce9" office:value-type="float" office:value="0.011343420375">
            <text:p>0.0113434204</text:p>
          </table:table-cell>
          <table:table-cell table:style-name="ce9" office:value-type="float" office:value="0.012076002">
            <text:p>0.012076002</text:p>
          </table:table-cell>
          <table:table-cell table:style-name="ce9" office:value-type="float" office:value="0.012520414125">
            <text:p>0.0125204141</text:p>
          </table:table-cell>
          <table:table-cell table:style-name="ce9" office:value-type="float" office:value="0.0123779905">
            <text:p>0.0123779905</text:p>
          </table:table-cell>
          <table:table-cell table:style-name="ce9" office:value-type="float" office:value="0.01479374875">
            <text:p>0.0147937488</text:p>
          </table:table-cell>
          <table:table-cell table:style-name="ce9" office:value-type="float" office:value="0.01684944625">
            <text:p>0.0168494463</text:p>
          </table:table-cell>
          <table:table-cell table:style-name="ce9" office:value-type="float" office:value="0.01748748375">
            <text:p>0.0174874838</text:p>
          </table:table-cell>
          <table:table-cell table:style-name="ce9" office:value-type="float" office:value="0.1434623375">
            <text:p>0.1434623375</text:p>
          </table:table-cell>
          <table:table-cell table:style-name="ce9" office:value-type="float" office:value="0.925916875">
            <text:p>0.925916875</text:p>
          </table:table-cell>
          <table:table-cell table:style-name="ce9" office:value-type="float" office:value="0.923535375">
            <text:p>0.92353537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Pakeistas OnTrrigerStay iš toli 4 kartus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style-name="ce9" office:value-type="float" office:value="0.012655285">
            <text:p>0.012655285</text:p>
          </table:table-cell>
          <table:table-cell table:style-name="ce9" office:value-type="float" office:value="0.012416201">
            <text:p>0.012416201</text:p>
          </table:table-cell>
          <table:table-cell table:style-name="ce9" office:value-type="float" office:value="0.0125713105">
            <text:p>0.0125713105</text:p>
          </table:table-cell>
          <table:table-cell table:style-name="ce9" office:value-type="float" office:value="0.014971589">
            <text:p>0.014971589</text:p>
          </table:table-cell>
          <table:table-cell table:style-name="ce9" office:value-type="float" office:value="0.0168489185">
            <text:p>0.0168489185</text:p>
          </table:table-cell>
          <table:table-cell table:style-name="ce9" office:value-type="float" office:value="0.0167280925">
            <text:p>0.0167280925</text:p>
          </table:table-cell>
          <table:table-cell table:style-name="ce9" office:value-type="float" office:value="0.0185543735">
            <text:p>0.0185543735</text:p>
          </table:table-cell>
          <table:table-cell table:style-name="ce9" office:value-type="float" office:value="0.100347495">
            <text:p>0.100347495</text:p>
          </table:table-cell>
          <table:table-cell table:style-name="ce9" office:value-type="float" office:value="0.19974332">
            <text:p>0.19974332</text:p>
          </table:table-cell>
          <table:table-cell table:style-name="ce9" office:value-type="float" office:value="0.45319105">
            <text:p>0.4531910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9" office:value-type="float" office:value="0.014415489">
            <text:p>0.014415489</text:p>
          </table:table-cell>
          <table:table-cell table:style-name="ce9" office:value-type="float" office:value="0.0146023155">
            <text:p>0.0146023155</text:p>
          </table:table-cell>
          <table:table-cell table:style-name="ce9" office:value-type="float" office:value="0.010482159">
            <text:p>0.010482159</text:p>
          </table:table-cell>
          <table:table-cell table:style-name="ce9" office:value-type="float" office:value="0.012639577">
            <text:p>0.012639577</text:p>
          </table:table-cell>
          <table:table-cell table:style-name="ce9" office:value-type="float" office:value="0.0168490695">
            <text:p>0.0168490695</text:p>
          </table:table-cell>
          <table:table-cell table:style-name="ce9" office:value-type="float" office:value="0.016848994">
            <text:p>0.016848994</text:p>
          </table:table-cell>
          <table:table-cell table:style-name="ce9" office:value-type="float" office:value="0.017704667">
            <text:p>0.017704667</text:p>
          </table:table-cell>
          <table:table-cell table:style-name="ce9" office:value-type="float" office:value="0.094416455">
            <text:p>0.094416455</text:p>
          </table:table-cell>
          <table:table-cell table:style-name="ce9" office:value-type="float" office:value="0.21042605">
            <text:p>0.21042605</text:p>
          </table:table-cell>
          <table:table-cell table:style-name="ce9" office:value-type="float" office:value="0.75420095">
            <text:p>0.7542009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table:style-name="ce9" office:value-type="float" office:value="0.0121810435">
            <text:p>0.0121810435</text:p>
          </table:table-cell>
          <table:table-cell table:style-name="ce9" office:value-type="float" office:value="0.0124582635">
            <text:p>0.0124582635</text:p>
          </table:table-cell>
          <table:table-cell table:style-name="ce9" office:value-type="float" office:value="0.0125546215">
            <text:p>0.0125546215</text:p>
          </table:table-cell>
          <table:table-cell table:style-name="ce9" office:value-type="float" office:value="0.0104212925">
            <text:p>0.0104212925</text:p>
          </table:table-cell>
          <table:table-cell table:style-name="ce9" office:value-type="float" office:value="0.016895059">
            <text:p>0.016895059</text:p>
          </table:table-cell>
          <table:table-cell table:style-name="ce9" office:value-type="float" office:value="0.016991644">
            <text:p>0.016991644</text:p>
          </table:table-cell>
          <table:table-cell table:style-name="ce9" office:value-type="float" office:value="0.01685058">
            <text:p>0.01685058</text:p>
          </table:table-cell>
          <table:table-cell table:style-name="ce9" office:value-type="float" office:value="0.10647207">
            <text:p>0.10647207</text:p>
          </table:table-cell>
          <table:table-cell table:style-name="ce9" office:value-type="float" office:value="0.222622565">
            <text:p>0.222622565</text:p>
          </table:table-cell>
          <table:table-cell table:style-name="ce9" office:value-type="float" office:value="0.6928334">
            <text:p>0.6928334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table:style-name="ce9" office:value-type="float" office:value="0.0123691545">
            <text:p>0.0123691545</text:p>
          </table:table-cell>
          <table:table-cell table:style-name="ce9" office:value-type="float" office:value="0.0123225605">
            <text:p>0.0123225605</text:p>
          </table:table-cell>
          <table:table-cell table:style-name="ce9" office:value-type="float" office:value="0.012382899">
            <text:p>0.012382899</text:p>
          </table:table-cell>
          <table:table-cell table:style-name="ce9" office:value-type="float" office:value="0.012483259">
            <text:p>0.012483259</text:p>
          </table:table-cell>
          <table:table-cell table:style-name="ce9" office:value-type="float" office:value="0.0147833275">
            <text:p>0.0147833275</text:p>
          </table:table-cell>
          <table:table-cell table:style-name="ce9" office:value-type="float" office:value="0.0148185935">
            <text:p>0.0148185935</text:p>
          </table:table-cell>
          <table:table-cell table:style-name="ce9" office:value-type="float" office:value="0.016835929">
            <text:p>0.016835929</text:p>
          </table:table-cell>
          <table:table-cell table:style-name="ce9" office:value-type="float" office:value="0.1100288">
            <text:p>0.1100288</text:p>
          </table:table-cell>
          <table:table-cell table:style-name="ce9" office:value-type="float" office:value="0.216700455">
            <text:p>0.216700455</text:p>
          </table:table-cell>
          <table:table-cell table:style-name="ce9" office:value-type="float" office:value="0.6226387">
            <text:p>0.622638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Pridėtas 3D modelis iš arti 4 kartus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style-name="ce15" office:value-type="float" office:value="3000">
            <text:p>3000</text:p>
          </table:table-cell>
          <table:table-cell table:style-name="ce15" office:value-type="float" office:value="4000">
            <text:p>4000</text:p>
          </table:table-cell>
          <table:table-cell table:style-name="ce15" office:value-type="float" office:value="4500">
            <text:p>4500</text:p>
          </table:table-cell>
          <table:table-cell table:style-name="ce15" office:value-type="float" office:value="4780">
            <text:p>4780</text:p>
          </table:table-cell>
          <table:table-cell table:number-columns-repeated="1009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style-name="ce9" office:value-type="float" office:value="0.0143621365">
            <text:p>0.0143621365</text:p>
          </table:table-cell>
          <table:table-cell table:style-name="ce9" office:value-type="float" office:value="0.0123568775">
            <text:p>0.0123568775</text:p>
          </table:table-cell>
          <table:table-cell table:style-name="ce9" office:value-type="float" office:value="0.0149005675">
            <text:p>0.0149005675</text:p>
          </table:table-cell>
          <table:table-cell table:style-name="ce9" office:value-type="float" office:value="0.0168494165">
            <text:p>0.0168494165</text:p>
          </table:table-cell>
          <table:table-cell table:style-name="ce9" office:value-type="float" office:value="0.0168491145">
            <text:p>0.0168491145</text:p>
          </table:table-cell>
          <table:table-cell table:style-name="ce9" office:value-type="float" office:value="0.024938494">
            <text:p>0.024938494</text:p>
          </table:table-cell>
          <table:table-cell table:style-name="ce9" office:value-type="float" office:value="0.04878041">
            <text:p>0.04878041</text:p>
          </table:table-cell>
          <table:table-cell table:style-name="ce9" office:value-type="float" office:value="0.211872745">
            <text:p>0.211872745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9" office:value-type="float" office:value="0.0141799165">
            <text:p>0.0141799165</text:p>
          </table:table-cell>
          <table:table-cell table:style-name="ce9" office:value-type="float" office:value="0.012463356">
            <text:p>0.012463356</text:p>
          </table:table-cell>
          <table:table-cell table:style-name="ce9" office:value-type="float" office:value="0.0125058715">
            <text:p>0.0125058715</text:p>
          </table:table-cell>
          <table:table-cell table:style-name="ce9" office:value-type="float" office:value="0.0168894395">
            <text:p>0.0168894395</text:p>
          </table:table-cell>
          <table:table-cell table:style-name="ce9" office:value-type="float" office:value="0.01684919">
            <text:p>0.01684919</text:p>
          </table:table-cell>
          <table:table-cell table:style-name="ce9" office:value-type="float" office:value="0.018437296">
            <text:p>0.018437296</text:p>
          </table:table-cell>
          <table:table-cell table:style-name="ce9" office:value-type="float" office:value="0.036424215">
            <text:p>0.036424215</text:p>
          </table:table-cell>
          <table:table-cell table:number-columns-repeated="3" table:style-name="ce9" office:value-type="float" office:value="1">
            <text:p>1</text:p>
          </table:table-cell>
          <table:table-cell table:style-name="ce15" office:value-type="string">
            <text:p>0,054842</text:p>
          </table:table-cell>
          <table:table-cell table:style-name="ce15" office:value-type="string">
            <text:p>0,10972</text:p>
          </table:table-cell>
          <table:table-cell table:style-name="ce15" office:value-type="string">
            <text:p>0,172981</text:p>
          </table:table-cell>
          <table:table-cell table:style-name="ce15" office:value-type="string">
            <text:p>0,199246</text:p>
          </table:table-cell>
          <table:table-cell table:number-columns-repeated="1009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table:style-name="ce9" office:value-type="float" office:value="0.0123864045">
            <text:p>0.0123864045</text:p>
          </table:table-cell>
          <table:table-cell table:style-name="ce9" office:value-type="float" office:value="0.0125110065">
            <text:p>0.0125110065</text:p>
          </table:table-cell>
          <table:table-cell table:style-name="ce9" office:value-type="float" office:value="0.016848963">
            <text:p>0.016848963</text:p>
          </table:table-cell>
          <table:table-cell table:style-name="ce9" office:value-type="float" office:value="0.0168491895">
            <text:p>0.0168491895</text:p>
          </table:table-cell>
          <table:table-cell table:style-name="ce9" office:value-type="float" office:value="0.01674392">
            <text:p>0.01674392</text:p>
          </table:table-cell>
          <table:table-cell table:style-name="ce9" office:value-type="float" office:value="0.0227907335">
            <text:p>0.0227907335</text:p>
          </table:table-cell>
          <table:table-cell table:style-name="ce9" office:value-type="float" office:value="0.0560558">
            <text:p>0.0560558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table:style-name="ce9" office:value-type="float" office:value="0.013990748">
            <text:p>0.013990748</text:p>
          </table:table-cell>
          <table:table-cell table:style-name="ce9" office:value-type="float" office:value="0.0121526815">
            <text:p>0.0121526815</text:p>
          </table:table-cell>
          <table:table-cell table:style-name="ce9" office:value-type="float" office:value="0.0125057955">
            <text:p>0.0125057955</text:p>
          </table:table-cell>
          <table:table-cell table:style-name="ce9" office:value-type="float" office:value="0.014753538">
            <text:p>0.014753538</text:p>
          </table:table-cell>
          <table:table-cell table:style-name="ce9" office:value-type="float" office:value="0.018009875">
            <text:p>0.018009875</text:p>
          </table:table-cell>
          <table:table-cell table:style-name="ce9" office:value-type="float" office:value="0.0168491895">
            <text:p>0.0168491895</text:p>
          </table:table-cell>
          <table:table-cell table:style-name="ce9" office:value-type="float" office:value="0.0206737865">
            <text:p>0.020673786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Pridėtas 3D modelis iš arti 16 kartų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style-name="ce9" office:value-type="float" office:value="0.01691718375">
            <text:p>0.0169171838</text:p>
          </table:table-cell>
          <table:table-cell table:style-name="ce9" office:value-type="float" office:value="0.0148146675">
            <text:p>0.0148146675</text:p>
          </table:table-cell>
          <table:table-cell table:style-name="ce9" office:value-type="float" office:value="0.0168494475">
            <text:p>0.0168494475</text:p>
          </table:table-cell>
          <table:table-cell table:style-name="ce9" office:value-type="float" office:value="0.01687361125">
            <text:p>0.0168736113</text:p>
          </table:table-cell>
          <table:table-cell table:style-name="ce9" office:value-type="float" office:value="0.0179432975">
            <text:p>0.0179432975</text:p>
          </table:table-cell>
          <table:table-cell table:style-name="ce9" office:value-type="float" office:value="0.02509746125">
            <text:p>0.0250974613</text:p>
          </table:table-cell>
          <table:table-cell table:style-name="ce9" office:value-type="float" office:value="0.04046588875">
            <text:p>0.0404658888</text:p>
          </table:table-cell>
          <table:table-cell table:style-name="ce9" office:value-type="float" office:value="0.1716090625">
            <text:p>0.1716090625</text:p>
          </table:table-cell>
          <table:table-cell table:style-name="ce9" office:value-type="float" office:value="0.3406529">
            <text:p>0.3406529</text:p>
          </table:table-cell>
          <table:table-cell table:style-name="ce9" office:value-type="float" office:value="0.33834635">
            <text:p>0.3383463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9" office:value-type="float" office:value="0.01271766125">
            <text:p>0.0127176613</text:p>
          </table:table-cell>
          <table:table-cell table:style-name="ce9" office:value-type="float" office:value="0.012383201">
            <text:p>0.012383201</text:p>
          </table:table-cell>
          <table:table-cell table:style-name="ce9" office:value-type="float" office:value="0.01698552625">
            <text:p>0.0169855263</text:p>
          </table:table-cell>
          <table:table-cell table:style-name="ce9" office:value-type="float" office:value="0.0148023575">
            <text:p>0.0148023575</text:p>
          </table:table-cell>
          <table:table-cell table:style-name="ce9" office:value-type="float" office:value="0.0168490675">
            <text:p>0.0168490675</text:p>
          </table:table-cell>
          <table:table-cell table:style-name="ce9" office:value-type="float" office:value="0.01781341">
            <text:p>0.01781341</text:p>
          </table:table-cell>
          <table:table-cell table:style-name="ce9" office:value-type="float" office:value="0.0589926925">
            <text:p>0.0589926925</text:p>
          </table:table-cell>
          <table:table-cell table:style-name="ce9" office:value-type="float" office:value="0.316840275">
            <text:p>0.316840275</text:p>
          </table:table-cell>
          <table:table-cell table:style-name="ce9" office:value-type="float" office:value="0.5852921875">
            <text:p>0.5852921875</text:p>
          </table:table-cell>
          <table:table-cell table:style-name="ce9" office:value-type="float" office:value="0.7370115">
            <text:p>0.737011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table:style-name="ce9" office:value-type="float" office:value="0.01258271425">
            <text:p>0.0125827143</text:p>
          </table:table-cell>
          <table:table-cell table:style-name="ce9" office:value-type="float" office:value="0.014655175375">
            <text:p>0.0146551754</text:p>
          </table:table-cell>
          <table:table-cell table:style-name="ce9" office:value-type="float" office:value="0.0168487675">
            <text:p>0.0168487675</text:p>
          </table:table-cell>
          <table:table-cell table:style-name="ce9" office:value-type="float" office:value="0.016849145">
            <text:p>0.016849145</text:p>
          </table:table-cell>
          <table:table-cell table:style-name="ce9" office:value-type="float" office:value="0.01706149625">
            <text:p>0.0170614963</text:p>
          </table:table-cell>
          <table:table-cell table:style-name="ce9" office:value-type="float" office:value="0.0272452925">
            <text:p>0.0272452925</text:p>
          </table:table-cell>
          <table:table-cell table:style-name="ce9" office:value-type="float" office:value="0.1624232875">
            <text:p>0.1624232875</text:p>
          </table:table-cell>
          <table:table-cell table:style-name="ce9" office:value-type="float" office:value="0.406621625">
            <text:p>0.406621625</text:p>
          </table:table-cell>
          <table:table-cell table:style-name="ce9" office:value-type="float" office:value="0.72991475">
            <text:p>0.72991475</text:p>
          </table:table-cell>
          <table:table-cell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table:style-name="ce9" office:value-type="float" office:value="0.012456753625">
            <text:p>0.0124567536</text:p>
          </table:table-cell>
          <table:table-cell table:style-name="ce9" office:value-type="float" office:value="0.012413936125">
            <text:p>0.0124139361</text:p>
          </table:table-cell>
          <table:table-cell table:style-name="ce9" office:value-type="float" office:value="0.01688290125">
            <text:p>0.0168829013</text:p>
          </table:table-cell>
          <table:table-cell table:style-name="ce9" office:value-type="float" office:value="0.01684869125">
            <text:p>0.0168486913</text:p>
          </table:table-cell>
          <table:table-cell table:style-name="ce9" office:value-type="float" office:value="0.01684876875">
            <text:p>0.0168487688</text:p>
          </table:table-cell>
          <table:table-cell table:style-name="ce9" office:value-type="float" office:value="0.01681773125">
            <text:p>0.0168177313</text:p>
          </table:table-cell>
          <table:table-cell table:style-name="ce9" office:value-type="float" office:value="0.1169524125">
            <text:p>0.1169524125</text:p>
          </table:table-cell>
          <table:table-cell table:style-name="ce9" office:value-type="float" office:value="0.3446733875">
            <text:p>0.3446733875</text:p>
          </table:table-cell>
          <table:table-cell table:style-name="ce9" office:value-type="float" office:value="0.6232646875">
            <text:p>0.6232646875</text:p>
          </table:table-cell>
          <table:table-cell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Pridėtas 3D modelis iš toli 4 kartus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number-columns-repeated="5" table:style-name="ce9" office:value-type="float" office:value="0.016849145">
            <text:p>0.016849145</text:p>
          </table:table-cell>
          <table:table-cell table:style-name="ce9" office:value-type="float" office:value="0.025866065">
            <text:p>0.025866065</text:p>
          </table:table-cell>
          <table:table-cell table:style-name="ce9" office:value-type="float" office:value="0.04899354">
            <text:p>0.04899354</text:p>
          </table:table-cell>
          <table:table-cell table:style-name="ce9" office:value-type="float" office:value="0.139156555">
            <text:p>0.139156555</text:p>
          </table:table-cell>
          <table:table-cell table:style-name="ce9" office:value-type="float" office:value="0.3347202">
            <text:p>0.3347202</text:p>
          </table:table-cell>
          <table:table-cell table:style-name="ce9" office:value-type="float" office:value="0.49946975">
            <text:p>0.4994697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9" office:value-type="float" office:value="0.0168493715">
            <text:p>0.0168493715</text:p>
          </table:table-cell>
          <table:table-cell table:style-name="ce9" office:value-type="float" office:value="0.016848692">
            <text:p>0.016848692</text:p>
          </table:table-cell>
          <table:table-cell table:style-name="ce9" office:value-type="float" office:value="0.016700454">
            <text:p>0.016700454</text:p>
          </table:table-cell>
          <table:table-cell table:style-name="ce9" office:value-type="float" office:value="0.0168488425">
            <text:p>0.0168488425</text:p>
          </table:table-cell>
          <table:table-cell table:style-name="ce9" office:value-type="float" office:value="0.0168387235">
            <text:p>0.0168387235</text:p>
          </table:table-cell>
          <table:table-cell table:style-name="ce9" office:value-type="float" office:value="0.0188489615">
            <text:p>0.0188489615</text:p>
          </table:table-cell>
          <table:table-cell table:style-name="ce9" office:value-type="float" office:value="0.03575187">
            <text:p>0.03575187</text:p>
          </table:table-cell>
          <table:table-cell table:style-name="ce9" office:value-type="float" office:value="0.32453385">
            <text:p>0.32453385</text:p>
          </table:table-cell>
          <table:table-cell table:style-name="ce9" office:value-type="float" office:value="0.6682103">
            <text:p>0.6682103</text:p>
          </table:table-cell>
          <table:table-cell table:style-name="ce9" office:value-type="float" office:value="0.83542175">
            <text:p>0.8354217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table:style-name="ce9" office:value-type="float" office:value="0.016782011">
            <text:p>0.016782011</text:p>
          </table:table-cell>
          <table:table-cell table:style-name="ce9" office:value-type="float" office:value="0.016847635">
            <text:p>0.016847635</text:p>
          </table:table-cell>
          <table:table-cell table:style-name="ce9" office:value-type="float" office:value="0.0168196935">
            <text:p>0.0168196935</text:p>
          </table:table-cell>
          <table:table-cell table:style-name="ce9" office:value-type="float" office:value="0.0168492205">
            <text:p>0.0168492205</text:p>
          </table:table-cell>
          <table:table-cell table:style-name="ce9" office:value-type="float" office:value="0.016849145">
            <text:p>0.016849145</text:p>
          </table:table-cell>
          <table:table-cell table:style-name="ce9" office:value-type="float" office:value="0.0225941055">
            <text:p>0.0225941055</text:p>
          </table:table-cell>
          <table:table-cell table:style-name="ce9" office:value-type="float" office:value="0.046507325">
            <text:p>0.046507325</text:p>
          </table:table-cell>
          <table:table-cell table:style-name="ce9" office:value-type="float" office:value="0.4943291">
            <text:p>0.4943291</text:p>
          </table:table-cell>
          <table:table-cell table:style-name="ce9" office:value-type="float" office:value="0.6674055">
            <text:p>0.6674055</text:p>
          </table:table-cell>
          <table:table-cell table:style-name="ce9" office:value-type="float" office:value="0.8320601">
            <text:p>0.832060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table:style-name="ce9" office:value-type="float" office:value="0.016849673">
            <text:p>0.016849673</text:p>
          </table:table-cell>
          <table:table-cell table:style-name="ce9" office:value-type="float" office:value="0.016791451">
            <text:p>0.016791451</text:p>
          </table:table-cell>
          <table:table-cell table:style-name="ce9" office:value-type="float" office:value="0.016778311">
            <text:p>0.016778311</text:p>
          </table:table-cell>
          <table:table-cell table:style-name="ce9" office:value-type="float" office:value="0.016818939">
            <text:p>0.016818939</text:p>
          </table:table-cell>
          <table:table-cell table:style-name="ce9" office:value-type="float" office:value="0.016849145">
            <text:p>0.016849145</text:p>
          </table:table-cell>
          <table:table-cell table:style-name="ce9" office:value-type="float" office:value="0.016849296">
            <text:p>0.016849296</text:p>
          </table:table-cell>
          <table:table-cell table:style-name="ce9" office:value-type="float" office:value="0.0210004135">
            <text:p>0.0210004135</text:p>
          </table:table-cell>
          <table:table-cell table:style-name="ce9" office:value-type="float" office:value="0.4998145">
            <text:p>0.4998145</text:p>
          </table:table-cell>
          <table:table-cell table:style-name="ce9" office:value-type="float" office:value="0.66801155">
            <text:p>0.66801155</text:p>
          </table:table-cell>
          <table:table-cell table:style-name="ce9" office:value-type="float" office:value="0.83584585">
            <text:p>0.8358458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Įjungtos šviesos iš arti 4 kartus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style-name="ce10" office:value-type="float" office:value="0.0168493085">
            <text:p>0.0168493085</text:p>
          </table:table-cell>
          <table:table-cell table:style-name="ce10" office:value-type="float" office:value="0.0168563315">
            <text:p>0.0168563315</text:p>
          </table:table-cell>
          <table:table-cell table:style-name="ce10" office:value-type="float" office:value="0.016849082">
            <text:p>0.016849082</text:p>
          </table:table-cell>
          <table:table-cell table:style-name="ce10" office:value-type="float" office:value="0.016833375">
            <text:p>0.016833375</text:p>
          </table:table-cell>
          <table:table-cell table:style-name="ce10" office:value-type="float" office:value="0.0168490065">
            <text:p>0.0168490065</text:p>
          </table:table-cell>
          <table:table-cell table:style-name="ce10" office:value-type="float" office:value="0.0229600735">
            <text:p>0.0229600735</text:p>
          </table:table-cell>
          <table:table-cell table:style-name="ce10" office:value-type="float" office:value="0.04681758">
            <text:p>0.04681758</text:p>
          </table:table-cell>
          <table:table-cell table:style-name="ce10" office:value-type="float" office:value="0.252051435">
            <text:p>0.252051435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10" office:value-type="float" office:value="0.0168460615">
            <text:p>0.0168460615</text:p>
          </table:table-cell>
          <table:table-cell table:style-name="ce10" office:value-type="float" office:value="0.0168308825">
            <text:p>0.0168308825</text:p>
          </table:table-cell>
          <table:table-cell table:style-name="ce10" office:value-type="float" office:value="0.016849158">
            <text:p>0.016849158</text:p>
          </table:table-cell>
          <table:table-cell table:style-name="ce10" office:value-type="float" office:value="0.016651683">
            <text:p>0.016651683</text:p>
          </table:table-cell>
          <table:table-cell table:style-name="ce10" office:value-type="float" office:value="0.016849309">
            <text:p>0.016849309</text:p>
          </table:table-cell>
          <table:table-cell table:style-name="ce10" office:value-type="float" office:value="0.0168491575">
            <text:p>0.0168491575</text:p>
          </table:table-cell>
          <table:table-cell table:style-name="ce10" office:value-type="float" office:value="0.035225705">
            <text:p>0.035225705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table:style-name="ce10" office:value-type="float" office:value="0.0168492335">
            <text:p>0.0168492335</text:p>
          </table:table-cell>
          <table:table-cell table:style-name="ce10" office:value-type="float" office:value="0.016841908">
            <text:p>0.016841908</text:p>
          </table:table-cell>
          <table:table-cell table:style-name="ce10" office:value-type="float" office:value="0.016849082">
            <text:p>0.016849082</text:p>
          </table:table-cell>
          <table:table-cell table:style-name="ce10" office:value-type="float" office:value="0.016815327">
            <text:p>0.016815327</text:p>
          </table:table-cell>
          <table:table-cell table:style-name="ce10" office:value-type="float" office:value="0.0168784585">
            <text:p>0.0168784585</text:p>
          </table:table-cell>
          <table:table-cell table:style-name="ce10" office:value-type="float" office:value="0.0226728105">
            <text:p>0.0226728105</text:p>
          </table:table-cell>
          <table:table-cell table:style-name="ce10" office:value-type="float" office:value="0.052942695">
            <text:p>0.052942695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table:style-name="ce10" office:value-type="float" office:value="0.016813061">
            <text:p>0.016813061</text:p>
          </table:table-cell>
          <table:table-cell table:style-name="ce10" office:value-type="float" office:value="0.016849157">
            <text:p>0.016849157</text:p>
          </table:table-cell>
          <table:table-cell table:style-name="ce10" office:value-type="float" office:value="0.0168491575">
            <text:p>0.0168491575</text:p>
          </table:table-cell>
          <table:table-cell table:style-name="ce10" office:value-type="float" office:value="0.0168492335">
            <text:p>0.0168492335</text:p>
          </table:table-cell>
          <table:table-cell table:style-name="ce10" office:value-type="float" office:value="0.016876948">
            <text:p>0.016876948</text:p>
          </table:table-cell>
          <table:table-cell table:style-name="ce10" office:value-type="float" office:value="0.0168491575">
            <text:p>0.0168491575</text:p>
          </table:table-cell>
          <table:table-cell table:style-name="ce10" office:value-type="float" office:value="0.019931952">
            <text:p>0.019931952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Išjungtos šviesos iš arti 4 kartus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style-name="ce9" office:value-type="float" office:value="0.0168491575">
            <text:p>0.0168491575</text:p>
          </table:table-cell>
          <table:table-cell table:style-name="ce9" office:value-type="float" office:value="0.0168009025">
            <text:p>0.0168009025</text:p>
          </table:table-cell>
          <table:table-cell table:style-name="ce9" office:value-type="float" office:value="0.016970059">
            <text:p>0.016970059</text:p>
          </table:table-cell>
          <table:table-cell table:style-name="ce9" office:value-type="float" office:value="0.016849082">
            <text:p>0.016849082</text:p>
          </table:table-cell>
          <table:table-cell table:style-name="ce9" office:value-type="float" office:value="0.0168832915">
            <text:p>0.0168832915</text:p>
          </table:table-cell>
          <table:table-cell table:style-name="ce9" office:value-type="float" office:value="0.02784785">
            <text:p>0.02784785</text:p>
          </table:table-cell>
          <table:table-cell table:style-name="ce9" office:value-type="float" office:value="0.046044825">
            <text:p>0.046044825</text:p>
          </table:table-cell>
          <table:table-cell table:style-name="ce9" office:value-type="float" office:value="0.240562505">
            <text:p>0.240562505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9" office:value-type="float" office:value="0.0168994515">
            <text:p>0.0168994515</text:p>
          </table:table-cell>
          <table:table-cell table:style-name="ce9" office:value-type="float" office:value="0.016953143">
            <text:p>0.016953143</text:p>
          </table:table-cell>
          <table:table-cell table:style-name="ce9" office:value-type="float" office:value="0.016850215">
            <text:p>0.016850215</text:p>
          </table:table-cell>
          <table:table-cell table:style-name="ce9" office:value-type="float" office:value="0.016885632">
            <text:p>0.016885632</text:p>
          </table:table-cell>
          <table:table-cell table:style-name="ce9" office:value-type="float" office:value="0.0168320155">
            <text:p>0.0168320155</text:p>
          </table:table-cell>
          <table:table-cell table:style-name="ce9" office:value-type="float" office:value="0.0175184575">
            <text:p>0.0175184575</text:p>
          </table:table-cell>
          <table:table-cell table:style-name="ce9" office:value-type="float" office:value="0.03165606">
            <text:p>0.03165606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8H30M00S">
            <text:p>18:30:00</text:p>
          </table:table-cell>
          <table:table-cell table:style-name="ce9" office:value-type="float" office:value="0.016849309">
            <text:p>0.016849309</text:p>
          </table:table-cell>
          <table:table-cell table:style-name="ce9" office:value-type="float" office:value="0.016747589">
            <text:p>0.016747589</text:p>
          </table:table-cell>
          <table:table-cell table:style-name="ce9" office:value-type="float" office:value="0.0168257475">
            <text:p>0.0168257475</text:p>
          </table:table-cell>
          <table:table-cell table:style-name="ce9" office:value-type="float" office:value="0.0168490825">
            <text:p>0.0168490825</text:p>
          </table:table-cell>
          <table:table-cell table:style-name="ce9" office:value-type="float" office:value="0.0168491575">
            <text:p>0.0168491575</text:p>
          </table:table-cell>
          <table:table-cell table:style-name="ce9" office:value-type="float" office:value="0.0221935085">
            <text:p>0.0221935085</text:p>
          </table:table-cell>
          <table:table-cell table:style-name="ce9" office:value-type="float" office:value="0.045193455">
            <text:p>0.04519345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20H30M00S">
            <text:p>20:30:00</text:p>
          </table:table-cell>
          <table:table-cell table:style-name="ce9" office:value-type="float" office:value="0.016821896">
            <text:p>0.016821896</text:p>
          </table:table-cell>
          <table:table-cell table:style-name="ce9" office:value-type="float" office:value="0.016848327">
            <text:p>0.016848327</text:p>
          </table:table-cell>
          <table:table-cell table:style-name="ce9" office:value-type="float" office:value="0.0167117935">
            <text:p>0.0167117935</text:p>
          </table:table-cell>
          <table:table-cell table:style-name="ce9" office:value-type="float" office:value="0.0168491575">
            <text:p>0.0168491575</text:p>
          </table:table-cell>
          <table:table-cell table:style-name="ce9" office:value-type="float" office:value="0.016849082">
            <text:p>0.016849082</text:p>
          </table:table-cell>
          <table:table-cell table:style-name="ce9" office:value-type="float" office:value="0.016849233">
            <text:p>0.016849233</text:p>
          </table:table-cell>
          <table:table-cell table:style-name="ce9" office:value-type="float" office:value="0.019344588">
            <text:p>0.019344588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Ėjimas nuo taško iki taško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Testai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style-name="ce15" office:value-type="float" office:value="4000">
            <text:p>4000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Paprasta minia</text:p>
          </table:table-cell>
          <table:table-cell table:style-name="ce11" office:value-type="float" office:value="18.56994">
            <text:p>18.569940</text:p>
          </table:table-cell>
          <table:table-cell table:style-name="ce11" office:value-type="float" office:value="18.57105">
            <text:p>18.571050</text:p>
          </table:table-cell>
          <table:table-cell table:style-name="ce11" office:value-type="float" office:value="18.57495">
            <text:p>18.574950</text:p>
          </table:table-cell>
          <table:table-cell table:style-name="ce11" office:value-type="float" office:value="18.58777">
            <text:p>18.587770</text:p>
          </table:table-cell>
          <table:table-cell table:style-name="ce11" office:value-type="float" office:value="18.60284">
            <text:p>18.602840</text:p>
          </table:table-cell>
          <table:table-cell table:style-name="ce11" office:value-type="float" office:value="26.55237">
            <text:p>26.552370</text:p>
          </table:table-cell>
          <table:table-cell table:style-name="ce11" office:value-type="float" office:value="42.99921">
            <text:p>42.999210</text:p>
          </table:table-cell>
          <table:table-cell table:style-name="ce11" office:value-type="float" office:value="62.55396">
            <text:p>62.553960</text:p>
          </table:table-cell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Atstumų laikymasis</text:p>
          </table:table-cell>
          <table:table-cell table:style-name="ce11" office:value-type="float" office:value="18.89457">
            <text:p>18.894570</text:p>
          </table:table-cell>
          <table:table-cell table:style-name="ce11" office:value-type="float" office:value="18.96539">
            <text:p>18.965390</text:p>
          </table:table-cell>
          <table:table-cell table:style-name="ce11" office:value-type="float" office:value="19.07721">
            <text:p>19.077210</text:p>
          </table:table-cell>
          <table:table-cell table:style-name="ce11" office:value-type="float" office:value="22.9964">
            <text:p>22.996400</text:p>
          </table:table-cell>
          <table:table-cell table:style-name="ce11" office:value-type="float" office:value="32.59607">
            <text:p>32.596070</text:p>
          </table:table-cell>
          <table:table-cell table:style-name="ce11" office:value-type="float" office:value="36.7995">
            <text:p>36.799500</text:p>
          </table:table-cell>
          <table:table-cell table:style-name="ce11" office:value-type="float" office:value="82.7132">
            <text:p>82.713200</text:p>
          </table:table-cell>
          <table:table-cell table:style-name="ce10" table:number-columns-repeated="3"/>
          <table:table-cell table:style-name="ce15" office:value-type="string">
            <text:p>195,19360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Šviesoforų patobulinimai iš arti 4 kartus greičiau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Paros laikas</text:p>
          </table:table-cell>
          <table:table-cell table:style-name="ce7" office:value-type="string" table:number-columns-spanned="10" table:number-rows-spanned="1">
            <text:p>Agentų kiekis</text:p>
          </table:table-cell>
          <table:covered-table-cell table:number-columns-repeated="9" table:style-name="ce13"/>
          <table:table-cell table:number-columns-repeated="1013"/>
        </table:table-row>
        <table:table-row table:style-name="ro2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8000">
            <text:p>8000</text:p>
          </table:table-cell>
          <table:table-cell table:style-name="ce8" office:value-type="float" office:value="10000">
            <text:p>10000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06H05M00S">
            <text:p>6:05:00</text:p>
          </table:table-cell>
          <table:table-cell table:style-name="ce12" office:value-type="float" office:value="0.0168581445">
            <text:p>0.0168581445</text:p>
          </table:table-cell>
          <table:table-cell table:style-name="ce12" office:value-type="float" office:value="0.0168780805">
            <text:p>0.0168780805</text:p>
          </table:table-cell>
          <table:table-cell table:number-columns-repeated="2" table:style-name="ce12" office:value-type="float" office:value="0.0168488555">
            <text:p>0.0168488555</text:p>
          </table:table-cell>
          <table:table-cell table:style-name="ce12" office:value-type="float" office:value="0.0168493085">
            <text:p>0.0168493085</text:p>
          </table:table-cell>
          <table:table-cell table:style-name="ce12" office:value-type="float" office:value="0.022978424">
            <text:p>0.022978424</text:p>
          </table:table-cell>
          <table:table-cell table:style-name="ce12" office:value-type="float" office:value="0.04141486">
            <text:p>0.04141486</text:p>
          </table:table-cell>
          <table:table-cell table:style-name="ce12" office:value-type="float" office:value="0.100930245">
            <text:p>0.100930245</text:p>
          </table:table-cell>
          <table:table-cell table:style-name="ce12" office:value-type="float" office:value="0.219282365">
            <text:p>0.219282365</text:p>
          </table:table-cell>
          <table:table-cell table:style-name="ce12" office:value-type="float" office:value="0.29598945">
            <text:p>0.29598945</text:p>
          </table:table-cell>
          <table:table-cell table:number-columns-repeated="1013"/>
        </table:table-row>
        <table:table-row table:style-name="ro2">
          <table:table-cell table:style-name="ce4" office:value-type="time" office:time-value="PT12H30M00S">
            <text:p>12:30:00</text:p>
          </table:table-cell>
          <table:table-cell table:style-name="ce12" office:value-type="float" office:value="0.01673256">
            <text:p>0.01673256</text:p>
          </table:table-cell>
          <table:table-cell table:style-name="ce12" office:value-type="float" office:value="0.0168759655">
            <text:p>0.0168759655</text:p>
          </table:table-cell>
          <table:table-cell table:style-name="ce12" office:value-type="float" office:value="0.016849233">
            <text:p>0.016849233</text:p>
          </table:table-cell>
          <table:table-cell table:style-name="ce12" office:value-type="float" office:value="0.016849536">
            <text:p>0.016849536</text:p>
          </table:table-cell>
          <table:table-cell table:style-name="ce12" office:value-type="float" office:value="0.0167845915">
            <text:p>0.0167845915</text:p>
          </table:table-cell>
          <table:table-cell table:style-name="ce12" office:value-type="float" office:value="0.016860107">
            <text:p>0.016860107</text:p>
          </table:table-cell>
          <table:table-cell table:style-name="ce12" office:value-type="float" office:value="0.02825776">
            <text:p>0.02825776</text:p>
          </table:table-cell>
          <table:table-cell table:style-name="ce12" office:value-type="float" office:value="0.206536">
            <text:p>0.206536</text:p>
          </table:table-cell>
          <table:table-cell table:style-name="ce12" office:value-type="float" office:value="0.45767975">
            <text:p>0.45767975</text:p>
          </table:table-cell>
          <table:table-cell table:style-name="ce12" office:value-type="float" office:value="0.6166179">
            <text:p>0.6166179</text:p>
          </table:table-cell>
          <table:table-cell table:number-columns-repeated="1013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">
      <number:number number:decimal-places="6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5/27/2017</text:date>, <text:time>00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7T00:22:39.66</dc:date>
    <meta:document-statistic meta:table-count="3" meta:cell-count="728" meta:object-count="0"/>
    <meta:generator>OpenOffice/4.1.1$Win32 OpenOffice.org_project/411m6$Build-9775</meta:generator>
  </office:meta>
</office:document-meta>
</file>